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table:align="center"/>
    </style:style>
    <style:style style:name="Table1.A" style:family="table-column">
      <style:table-column-properties style:column-width="0.1139in" style:rel-column-width="1116*"/>
    </style:style>
    <style:style style:name="Table1.B" style:family="table-column">
      <style:table-column-properties style:column-width="6.5792in" style:rel-column-width="64418*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 fo:text-align="justify" style:justify-single-word="false"/>
      <style:text-properties officeooo:paragraph-rsid="00070937"/>
    </style:style>
    <style:style style:name="P2" style:family="paragraph" style:parent-style-name="Table_20_Contents">
      <style:paragraph-properties fo:text-align="start" style:justify-single-word="false"/>
      <style:text-properties officeooo:paragraph-rsid="00070937"/>
    </style:style>
    <style:style style:name="T1" style:family="text">
      <style:text-properties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Line94631639052064"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"><text:line-break/>The list of confirmed participants includes:</text:p>
            <text:p text:style-name="P2"><text:s/><text:line-break/><text:line-break/>Nicolas Allegra <text:span text:style-name="T1">(Université de Lorraine, Nancy)</text:span> <text:line-break/>Arvind Ayyer  <text:span text:style-name="T1">(IIS, Bangalore)</text:span> <text:line-break/>Pedro Luis Barrios Pantoja  <text:span text:style-name="T1">(IMPA, Rio de Janeiro)</text:span> <text:line-break/>Murray Batchelor  <text:span text:style-name="T1">(CMP, Chongqing, and Australian National University, Canberra)</text:span> <text:line-break/>Vladimir Bazhanov  <text:span text:style-name="T1">(Australian National University, Canberra)</text:span> <text:line-break/>Roger Behrend  <text:span text:style-name="T1">(Cardiff University)</text:span> <text:line-break/>Denis Bernard  <text:span text:style-name="T1">(ENS, Paris)</text:span> <text:line-break/>Dan Betea  <text:span text:style-name="T1">(UPMC-Paris 6)</text:span> <text:line-break/>Eldad Bettelheim  <text:span text:style-name="T1">(University of Jerusalem)</text:span> <text:line-break/>Pavel Bleher  <text:span text:style-name="T1">(Indiana University, Purdue)</text:span> <text:line-break/>Olivier Blondeau-Fournier  <text:span text:style-name="T1">(Kings College, London)</text:span> <text:line-break/>Nicolai Bogoliubov <text:span text:style-name="T1">(PDMI-Steklov, Saint-Petersburg)</text:span> <text:line-break/>Hermann Boos  <text:span text:style-name="T1">(University of Wuppertal)</text:span> <text:line-break/>Alexei Borodin  <text:span text:style-name="T1">(Massachusetts Institute of Technology)</text:span> <text:line-break/>Cédric Boutillier <text:span text:style-name="T1">(UPMC-Jussieu, Paris)</text:span> <text:line-break/>Jérémie Bouttier <text:span text:style-name="T1">(CEA, Saclay)</text:span> <text:line-break/>Alexander Bufetov  <text:span text:style-name="T1">(CNRS-Univ. Aix-Marseille)</text:span> <text:line-break/>Pasquale Calabrese  <text:span text:style-name="T1">(Università di Pisa)</text:span> <text:line-break/>Luigi Cantini  <text:span text:style-name="T1">(Université de Cergy-Pontoise)</text:span> <text:line-break/>Andrea Cappelli  <text:span text:style-name="T1">(INFN, Florence)</text:span> <text:line-break/>Olalla Castro Alvaredo  <text:span text:style-name="T1">(City University London)</text:span> <text:line-break/>Sunil Chhita  <text:span text:style-name="T1">(University of Bonn)</text:span> <text:line-break/>Mihai Ciucu  <text:span text:style-name="T1">(Indiana University, Bloomington)</text:span> <text:line-break/>Ivan Corwin  <text:span text:style-name="T1">(Massachusetts Institute of Technology)</text:span> <text:line-break/>Jan De Gier  <text:span text:style-name="T1">(University of Melbourne)</text:span> <text:line-break/>Gesualdo Delfino  <text:span text:style-name="T1">(SISSA, Trieste)</text:span> <text:line-break/>Andrea De Luca  <text:span text:style-name="T1">(Université Paris-Sud, Orsay)</text:span> <text:line-break/>Béatrice De Tiliére  <text:span text:style-name="T1">(UPMC-Jussieu, Paris)</text:span> <text:line-break/>Jacopo De Nardis  <text:span text:style-name="T1">(University of Amsterdam)</text:span> <text:line-break/>Philippe Di Francesco  <text:span text:style-name="T1">(CEA, Saclay)</text:span> <text:line-break/>Victor Dotsenko  <text:span text:style-name="T1">(CNRS-UPMC, Paris 6)</text:span> <text:line-break/>Benjamin Doyon  <text:span text:style-name="T1">(King's College, London)</text:span> <text:line-break/>Patrick Ferrari  <text:span text:style-name="T1">(University of Bonn)</text:span> <text:line-break/>Alvaro Ferraz  <text:span text:style-name="T1">(IIP, Natal)</text:span> <text:line-break/>Peter Finch  <text:span text:style-name="T1">(UPMC-Paris 6)</text:span> <text:line-break/>Caley Finn  <text:span text:style-name="T1">(University of Melbourne)</text:span> <text:line-break/>Ilse Fischer  <text:span text:style-name="T1">(University of Wien)</text:span> <text:line-break/>Omar Foda  <text:span text:style-name="T1">(University of Melbourne)</text:span> <text:line-break/>Fabio Franchini  <text:span text:style-name="T1">(INFN, Florence)</text:span> <text:line-break/>Alexander Garbali  <text:span text:style-name="T1">(UPMC-Paris 6)</text:span> <text:line-break/>Alessandro Giuliani  <text:span text:style-name="T1">(Università di Roma Tre)</text:span> <text:line-break/>Frank Gohmann  <text:span text:style-name="T1">(University of Wuppertal)</text:span> <text:line-break/>Vadim Gorin  <text:span text:style-name="T1">(Massachusetts Institute of Technology)</text:span> <text:line-break/>Tony Guttmann  <text:span text:style-name="T1">(University of Melbourne)</text:span> <text:line-break/>Christian Hagendorf  <text:span text:style-name="T1">(UCL, Louvain-la-Neuve)</text:span> <text:line-break/>John Harnad  <text:span text:style-name="T1">(CRM, Montréal)</text:span> <text:line-break/>Yacine Ikhlef  <text:span text:style-name="T1">(UPMC-Paris 6)</text:span> <text:line-break/><text:soft-page-break/>Alexander Its  <text:span text:style-name="T1">(Indiana University, Purdue)</text:span> <text:line-break/>Jesper Jacobsen  <text:span text:style-name="T1">(ENS, Paris)</text:span> <text:line-break/>Michio Jimbo  <text:span text:style-name="T1">(Rikkyo University, Tokio)</text:span> <text:line-break/>Kurt Johansson  <text:span text:style-name="T1">(Royal Institute of Technology, Stockholm)</text:span> <text:line-break/>Rinat Kedem  <text:span text:style-name="T1">(University of Illinois, Urbana-Champaign)</text:span> <text:line-break/>Richard Kenyon  <text:span text:style-name="T1">(Brown University)</text:span> <text:line-break/>Nicolai Kitanine  <text:span text:style-name="T1">(Université de Bourgogne)</text:span> <text:line-break/>Andreas Klumper  <text:span text:style-name="T1">(University of Wuppertal)</text:span> <text:line-break/>Vladimir Korepin  <text:span text:style-name="T1">(YITP, SUNY at Stony Brook)</text:span> <text:line-break/>Pavel Krapisky  <text:span text:style-name="T1">(Boston University)</text:span> <text:line-break/>Christian Krattenthaler  <text:span text:style-name="T1">(University of Wien)</text:span> <text:line-break/>Pierre Le Doussal  <text:span text:style-name="T1">(ENS, Paris)</text:span> <text:line-break/>Jean-Michel Maillet  <text:span text:style-name="T1">(ENS, Lyon)</text:span> <text:line-break/>Annalisa Marzuoli  <text:span text:style-name="T1">(Università di Pavia)</text:span> <text:line-break/>Vieri Mastropietro  <text:span text:style-name="T1">(Università Statale di Milano)</text:span> <text:line-break/>Sevak Mkrtchyan  <text:span text:style-name="T1">(Carnegie Mellon, Pittsburg)</text:span> <text:line-break/>Alexi Morin-Duchesne  <text:span text:style-name="T1">(UCL, Louvain)</text:span> <text:line-break/>Kohei Motegi  <text:span text:style-name="T1">(OIQP, Okayama)</text:span> <text:line-break/>Folkert Müller-Hoissen  <text:span text:style-name="T1">(Max Plack Institute, Gottingen)</text:span> <text:line-break/>Bernard Nienhuis  <text:span text:style-name="T1">(University of Amsterdam)</text:span> <text:line-break/>Soichi Okada  <text:span text:style-name="T1">(Nagoya University)</text:span> <text:line-break/>Andrei Okounkov  <text:span text:style-name="T1">(Columbia University)</text:span> <text:line-break/>Milosz Panfil  <text:span text:style-name="T1">(SISSA, Trieste)</text:span> <text:line-break/>Greta Panova  <text:span text:style-name="T1">(University of Pennsylvania)</text:span> <text:line-break/>Leonid Petrov  <text:span text:style-name="T1">(Northeastern University, Boston)</text:span> <text:line-break/>Alexander Povolotsky  <text:span text:style-name="T1">(JINR, Dubna)</text:span> <text:line-break/>Sladislav Popkov  <text:span text:style-name="T1">(University of Köln)</text:span> <text:line-break/>Sanjay Ramassamy  <text:span text:style-name="T1">(Brown University, Providence)</text:span> <text:line-break/>Enrico Randellini   <text:span text:style-name="T1">(Università di Firenze)</text:span> <text:line-break/>Julien Randon-Furling  <text:span text:style-name="T1">(UPS-Paris 1)</text:span> <text:line-break/>Alexander Razumov  <text:span text:style-name="T1">(IHEP, Protvino)</text:span> <text:line-break/>Fraydoun Rezakhanlou  <text:span text:style-name="T1">(University of California, Berkeley)</text:span> <text:line-break/>Giuliano A P Ribeiro  <text:span text:style-name="T1">(Universidade Federal de Sao Carlos)</text:span> <text:line-break/>Dan Romik  <text:span text:style-name="T1">(University of California, Davis)</text:span> <text:line-break/>Hjalmar Rosengren  <text:span text:style-name="T1">(Chalmers University of Technology)</text:span> <text:line-break/>Kazumitsu Sakai  <text:span text:style-name="T1">(Tokyo University)</text:span> <text:line-break/>Tomohiro Sasamoto  <text:span text:style-name="T1">(Tokyo Institute of Technology)</text:span> <text:line-break/>Gunter Schütz <text:span text:style-name="T1">(Institute of Compex Systems II, Jü'lich)</text:span> <text:line-break/>Senya Shlosman  <text:span text:style-name="T1">(Université de Marseille)</text:span> <text:line-break/>Thiago Silva Tavares  <text:span text:style-name="T1">(Federal University of Sao Carlos)</text:span> <text:line-break/>Fedor Smirnov  <text:span text:style-name="T1">(UPMC-Jussieu, Paris)</text:span> <text:line-break/>Spyros Sotiriadis  <text:span text:style-name="T1">(Universitá di Pisa)</text:span> <text:line-break/>Andrea Sportiello  <text:span text:style-name="T1">(Université Paris 13)</text:span> <text:line-break/>Alessio Squarcini  <text:span text:style-name="T1">(SISSA, Trieste)</text:span> <text:line-break/>Jean-Marie Stéphan  <text:span text:style-name="T1">(MPI, Dresden)</text:span> <text:line-break/>Jessica Striker  <text:span text:style-name="T1">(North Dakota State University)</text:span> <text:line-break/>Dmitry Talalaev  <text:span text:style-name="T1">(ITEP, Moscow)</text:span> <text:line-break/>Thimotée Thiery  <text:span text:style-name="T1">(ENS, Paris)</text:span> <text:line-break/>Miguel Tierz  <text:span text:style-name="T1">(UCM, Madrid)</text:span> <text:line-break/>Craig Tracy  <text:span text:style-name="T1">(University of California, Davis)</text:span> <text:line-break/>Jacobus Verbaarschot  <text:span text:style-name="T1">(YITP, SUNY at Stony Brook)</text:span> <text:line-break/>Mirjana Vuletic  <text:span text:style-name="T1">(Boston University)</text:span> <text:line-break/><text:soft-page-break/>Robert Weston  <text:span text:style-name="T1">(Heriot-Watt University, Edinburgh)</text:span> <text:line-break/>Michael Wheeler  <text:span text:style-name="T1">(University of Melbourne)</text:span> <text:line-break/>Harold Widom  <text:span text:style-name="T1">(University of California, Santa Cruz)</text:span> <text:line-break/>Guillermo Zemba  <text:span text:style-name="T1">(CNEA, Buenos Aires)</text:span> <text:line-break/>Farshid Zoghalchi  <text:span text:style-name="T1">(University of Toronto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7T18:03:27.061327616</meta:creation-date>
    <dc:date>2023-05-17T18:05:00.451671043</dc:date>
    <meta:editing-duration>PT1M33S</meta:editing-duration>
    <meta:editing-cycles>1</meta:editing-cycles>
    <meta:document-statistic meta:table-count="1" meta:image-count="0" meta:object-count="0" meta:page-count="3" meta:paragraph-count="3" meta:word-count="533" meta:character-count="4541" meta:non-whitespace-character-count="3802"/>
    <meta:generator>LibreOffice/6.4.7.2$Linux_X86_64 LibreOffice_project/40$Build-2</meta:generator>
  </office:meta>
</office:document-meta>
</file>